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0a7b8" officeooo:paragraph-rsid="0010a7b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10a7b8" officeooo:paragraph-rsid="0010a7b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0a7b8" officeooo:paragraph-rsid="0010a7b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27df5" officeooo:paragraph-rsid="00127df5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4f503" officeooo:paragraph-rsid="0014f50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bc0dc" officeooo:paragraph-rsid="001bc0d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0a7b8" officeooo:paragraph-rsid="0010a7b8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27df5" officeooo:paragraph-rsid="00127df5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41117" officeooo:paragraph-rsid="0014111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14f503" officeooo:paragraph-rsid="0014f503" style:font-size-asian="15pt" style:font-weight-asian="normal" style:font-size-complex="15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font-weight="normal" officeooo:rsid="0014f503" officeooo:paragraph-rsid="0014f503" style:font-size-asian="15pt" style:font-weight-asian="normal" style:font-size-complex="1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fo:font-weight="normal" officeooo:rsid="0019b3ea" officeooo:paragraph-rsid="0019b3ea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19b3ea" officeooo:paragraph-rsid="0019b3ea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1bc0dc" officeooo:paragraph-rsid="001bc0dc" style:font-size-asian="15pt" style:font-weight-asian="normal" style:font-size-complex="1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5pt" fo:font-weight="normal" officeooo:rsid="001bc0dc" officeooo:paragraph-rsid="001bc0dc" style:font-size-asian="15pt" style:font-weight-asian="normal" style:font-size-complex="15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5pt" fo:font-weight="normal" officeooo:rsid="001e54eb" officeooo:paragraph-rsid="001e54eb" style:font-size-asian="15pt" style:font-weight-asian="normal" style:font-size-complex="15pt" style:font-weight-complex="normal"/>
    </style:style>
    <style:style style:name="T1" style:family="text">
      <style:text-properties officeooo:rsid="00127df5"/>
    </style:style>
    <style:style style:name="T2" style:family="text">
      <style:text-properties officeooo:rsid="0015cf0a"/>
    </style:style>
    <style:style style:name="T3" style:family="text">
      <style:text-properties officeooo:rsid="00187e9a"/>
    </style:style>
    <style:style style:name="T4" style:family="text">
      <style:text-properties officeooo:rsid="001a6602"/>
    </style:style>
    <style:style style:name="T5" style:family="text">
      <style:text-properties officeooo:rsid="001cba31"/>
    </style:style>
    <style:style style:name="T6" style:family="text">
      <style:text-properties officeooo:rsid="002009d5"/>
    </style:style>
    <style:style style:name="T7" style:family="text">
      <style:text-properties officeooo:rsid="00215643"/>
    </style:style>
    <style:style style:name="T8" style:family="text">
      <style:text-properties officeooo:rsid="00269d87"/>
    </style:style>
    <style:style style:name="T9" style:family="text">
      <style:text-properties officeooo:rsid="0027f0eb"/>
    </style:style>
    <style:style style:name="T10" style:family="text">
      <style:text-properties officeooo:rsid="002a28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 Explain Visualizer</text:p>
      <text:p text:style-name="P2">by: Vikas Adiwal</text:p>
      <text:p text:style-name="P2">17201</text:p>
      <text:p text:style-name="P2"/>
      <text:p text:style-name="P3"/>
      <text:p text:style-name="P3">Problem Statement: </text:p>
      <text:p text:style-name="P7"/>
      <text:p text:style-name="P7">Replicate the Explain command functionality of PGADMIN <text:span text:style-name="T1">for mongoDB.</text:span></text:p>
      <text:p text:style-name="P7"/>
      <text:p text:style-name="P7"/>
      <text:p text:style-name="P4">My inference:</text:p>
      <text:p text:style-name="P8"/>
      <text:p text:style-name="P9">Parse output of explain() <text:span text:style-name="T8">method</text:span> provided by the mongoDB client and put forth the data in a manner which is user friendly.</text:p>
      <text:p text:style-name="P9"/>
      <text:p text:style-name="P5">Completion Status:</text:p>
      <text:p text:style-name="P10"/>
      <text:list xml:id="list1880300119" text:style-name="L1">
        <text:list-item>
          <text:p text:style-name="P11">I have been able to parse the output(JSON) in a format I can work with upto this point. </text:p>
        </text:list-item>
        <text:list-item>
          <text:p text:style-name="P11">At first, it was a <text:span text:style-name="T10">program</text:span> that could be run in the terminal, <text:span text:style-name="T2">written in C</text:span> but since I wanted this Project to be more user friendly, I rewrote it to work with a browser <text:span text:style-name="T3">using </text:span>PHP and JS.</text:p>
        </text:list-item>
        <text:list-item>
          <text:p text:style-name="P12">Right now, it just parses the output and stores the flatten<text:span text:style-name="T4">ed</text:span> json output in an array. </text:p>
        </text:list-item>
      </text:list>
      <text:p text:style-name="P13"/>
      <text:p text:style-name="P6">Aim of the Project:</text:p>
      <text:p text:style-name="P6"/>
      <text:list xml:id="list1342908261" text:style-name="L2">
        <text:list-item>
          <text:p text:style-name="P15">Support All CRUD operations within the <text:span text:style-name="T5">client.</text:span></text:p>
        </text:list-item>
        <text:list-item>
          <text:p text:style-name="P16">Execute Database commands within the client.</text:p>
        </text:list-item>
        <text:list-item>
          <text:p text:style-name="P15"><text:span text:style-name="T6">Keep this client opensource</text:span>, since <text:span text:style-name="T7">the </text:span>official <text:span text:style-name="T9">GUI </text:span>Client, ie. Mongo Compass is a closed source product.</text:p>
        </text:list-item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3:10:30.580012342</meta:creation-date>
    <dc:date>2018-11-29T13:35:47.411866683</dc:date>
    <meta:editing-duration>PT25M11S</meta:editing-duration>
    <meta:editing-cycles>21</meta:editing-cycles>
    <meta:generator>LibreOffice/6.1.3.2$Linux_X86_64 LibreOffice_project/10$Build-2</meta:generator>
    <meta:document-statistic meta:table-count="0" meta:image-count="0" meta:object-count="0" meta:page-count="1" meta:paragraph-count="15" meta:word-count="157" meta:character-count="862" meta:non-whitespace-character-count="723"/>
  </office:meta>
</office:document-meta>
</file>